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Item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ManagerMapping.makeExternalDocumentLayoutManager( AreaTreeHandler ath , ExternalDocument 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LayoutManagerMaker.make( FONode node , List l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NumberCitation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extLayoutManagerMaker.make( FONode node , List l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ManagerMapping.makeStaticContentLayoutManager( PageSequenceLayoutManager pslm , StaticContent sc , org . apache . fop . area .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Link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nagerMapping.makeContentLayoutManager( PageSequenceLayoutManager pslm , Title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MarkerLayoutManagerMaker.make( FONode node , List l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youtManagerMapping.LayoutManag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nagerMapping.makePageSequenceLayoutManager( AreaTreeHandler ath , PageSequence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de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nagerMapping.makeFlowLayoutManager( PageSequenceLayoutManager pslm , Flow 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racterLayoutManagerMaker.make( FONode node , List l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Block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verrideLayoutManagerMaker.make( BidiOverride node , List l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rnalGraphicLayoutManagerMaker.make( FONode node , List l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NumberCitationLast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nagerMapping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lockContainer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nagerMapping.makeStaticContentLayoutManager( PageSequenceLayoutManager pslm , StaticContent sc , SideRegion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nagerMapping.makeLayoutManager( FO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youtManagerMapping.registerMaker( Class clazz , Maker 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eamForeignObject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nagerMapping.makeLayoutManagers( FONode node , List l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lineContainerLayoutManagerMaker.make( FONode node , List l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